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tracked-changes>
        <text:changed-region xml:id="ct203794272" text:id="ct203794272">
          <text:deletion>
            <office:change-info>
              <dc:creator>Martin Linnemann</dc:creator>
              <dc:date>2015-03-01T18:19:00</dc:date>
            </office:change-info>
            <text:p text:style-name="Standard">deleted</text:p>
          </text:deletion>
        </text:changed-region>
        <text:changed-region xml:id="ct203794168" text:id="ct203794168">
          <text:insertion>
            <office:change-info>
              <dc:creator>Martin Linnemann</dc:creator>
              <dc:date>2015-03-01T18:19:00</dc:date>
            </office:change-info>
          </text:insertion>
        </text:changed-region>
      </text:tracked-changes>
      <text:variable-decls>
        <text:variable-decl office:value-type="float" text:name="a"/>
        <text:variable-decl office:value-type="float" text:name="b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 text with <text:change text:change-id="ct203794272"/><text:s/><text:change-start text:change-id="ct203794168"/>and inserted <text:change-end text:change-id="ct203794168"/>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de" fo:country="DE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18:19:27.25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2" meta:word-count="7" meta:character-count="41"/>
  </office:meta>
</office:document-meta>
</file>